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text:list-style style:name="l47c1da">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47c1da" style:name="a44807f" style:parent-style-name="Default_20_Text"/>
    <style:style style:display-name="Default_20_Text" style:family="paragraph" style:name="Default_20_Text"/>
    <text:list-style style:name="l9d495a">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9d495a" style:name="a3a95cf" style:parent-style-name="Default_20_Text"/>
    <style:style style:display-name="Default_20_Text" style:family="paragraph" style:name="Default_20_Text"/>
    <text:list-style style:name="l45ce58">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45ce58" style:name="a4f6833" style:parent-style-name="Default_20_Text"/>
    <style:style style:display-name="Default_20_Text" style:family="paragraph" style:name="Default_20_Text"/>
    <text:list-style style:name="l9ddb21">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9ddb21" style:name="a3e2ecd" style:parent-style-name="Default_20_Text"/>
    <style:style style:display-name="Default_20_Text" style:family="paragraph" style:name="Default_20_Text"/>
    <text:list-style style:name="lc872e4">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c872e4" style:name="af1d8ca" style:parent-style-name="Default_20_Text"/>
    <style:style style:display-name="Default_20_Text" style:family="paragraph" style:name="Default_20_Text"/>
    <text:list-style style:name="lb8c882">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b8c882" style:name="a156c66" style:parent-style-name="Default_20_Text"/>
    <style:style style:display-name="Default_20_Text" style:family="paragraph" style:name="Default_20_Text"/>
    <text:list-style style:name="l8289b7">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8289b7" style:name="a625aaa" style:parent-style-name="Default_20_Text"/>
    <style:style style:display-name="Default_20_Text" style:family="paragraph" style:name="Default_20_Text"/>
    <text:list-style style:name="l70f88e">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70f88e" style:name="a889215" style:parent-style-name="Default_20_Text"/>
    <style:style style:display-name="Default_20_Text" style:family="paragraph" style:name="Default_20_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Maximilian Wittmann, PhD</text:p>
      <text:list text:style-name="l47c1da" xml:id="list20571474">
        <text:list-item>
          <text:p text:style-name="a44807f">Doctor of Computer Science</text:p>
        </text:list-item>
        <text:list-item>
          <text:p text:style-name="a44807f">Bachelor of Computer Science with First Class Honors</text:p>
        </text:list-item>
      </text:list>
      <text:p>I have been fascinated with computers since my childhood and that passion has taken me through a bachelor's degree, a PhD and into a career in industry.</text:p>
      <text:p>I aim to use the holistic perspective and skills I have gained to work with cutting-edge technologies on new frontiers where I can contribute to making the world a simpler, more fun, and hopefully a little better place.</text:p>
      <text:p>For the last two years I have been working in a functional programming style and with functional stacks (mainly in Scala) and I am looking for opportunities to further my functional programming abilities.</text:p>
      <text:p>The best way to reach me is at &lt;a href="mailto:damxam@gmail.com?Subject=Your%20CV" target="_top"&gt;damxam@gmail.com&lt;/a&gt;, or through &lt;a href="http://au.linkedin.com/in/maximilianwittmann"&gt;LinkedIn&lt;/a&gt;.&lt;/div&gt;</text:p>
      <text:p text:style-name="Heading_20_1">Experience</text:p>
      <text:p text:style-name="Heading_20_2">Senior Software Engineer @ Premonition</text:p>
      <text:p text:style-name="Heading_20_3">May 2017 - Now:</text:p>
      <text:p>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p>
      <text:p text:style-name="Heading_20_2">Senior Software Engineer (Big data) @ CBA</text:p>
      <text:p text:style-name="Heading_20_3">March 2016 – May 2017:</text:p>
      <text:p>During my time at CBA I worked on an internal product used to coordinate and transfer large volumes of data from a Hadoop-based big data cluster to internal consumers as part of the bank's ETL pipeline. It was written largely in Scala and built on Cascading / Scalding.<text:line-break/>I also worked on a web-based DevOps tool developed to configure the application described earlier. It was written with a Scala backend (using Akka-Http) and a JavaScript frontend (using Angular).</text:p>
      <text:p text:style-name="Heading_20_2">Software Developer @ Covata Australia</text:p>
      <text:p text:style-name="Heading_20_3">October 2014 - Now</text:p>
      <text:p>Employed as a full-stack software developer, responsible for developing a security application using a Java + Scala + Angular + Spring stack in an Agile team. In addition to software development skills, the role also requires aspects of a Business Analyst, with all team members expected to contribute to the ongoing design and improvement of the product.<text:line-break/>Some highlights:</text:p>
      <text:list text:style-name="l9d495a" xml:id="list23792021">
        <text:list-item>
          <text:p text:style-name="a3a95cf">Won our spike day for the development of an approach to non-destructively reorganizing data through alternate storage (currently serialization, but optimally use of a NoSQL database) of database views.</text:p>
        </text:list-item>
        <text:list-item>
          <text:p text:style-name="a3a95cf">Led the development of our (multi-client RESTful web-API) product's internationalization framework.</text:p>
        </text:list-item>
      </text:list>
      <text:p text:style-name="Heading_20_2">Graduate Software Developer @ ThoughtWorks Australia</text:p>
      <text:p text:style-name="Heading_20_3">October 2013 - October 2014</text:p>
      <text:p>Employed as part of ThoughtWorks professional services (consulting services) as a software developer. During my year at ThoughtWorks I worked with several clients:</text:p>
      <text:p text:style-name="Heading_20_1">Education</text:p>
      <text:p text:style-name="Heading_20_2">Doctor of Computer Science @ Macquarie University, Australia</text:p>
      <text:p>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text:line-break/> <text:s text:c="3"/>During this time I was also involved in leading practical and tutorial sessions, as well as lecturing as a casual lecturer.</text:p>
      <text:p text:style-name="Heading_20_2">Bachelor of Computer Science with Honors (First Class) @ Macquarie University, Australia</text:p>
      <text:p>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p>
      <text:p text:style-name="Heading_20_2">Bachelor of Computer Science (GPA 3.743 of 4.0) @ Macquarie University, Australia</text:p>
      <text:p text:style-name="Heading_20_3">2001-2005:</text:p>
      <text:p>Completed my bachelor's degree at Macquarie University. I received letters of commendation for several of the courses I undertook and was involved with several societies such as the Buddhist Society, the Atheist Society, the MU Amnesty branch and Students for Peace and Justice.</text:p>
      <text:p text:style-name="Heading_20_1">Skills</text:p>
      <text:p text:style-name="Heading_20_2">Programming Languages</text:p>
      <text:p>Expert (2+ years full-time experience):</text:p>
      <text:list text:style-name="l45ce58" xml:id="list5712491">
        <text:list-item>
          <text:p text:style-name="a4f6833">Java</text:p>
        </text:list-item>
        <text:list-item>
          <text:p text:style-name="a4f6833">Scala</text:p>
        </text:list-item>
      </text:list>
      <text:p>Proficient (1+ year full-time experience):</text:p>
      <text:list text:style-name="l9ddb21" xml:id="list93433550">
        <text:list-item>
          <text:p text:style-name="a3e2ecd">Python</text:p>
        </text:list-item>
        <text:list-item>
          <text:p text:style-name="a3e2ecd">Javascript</text:p>
        </text:list-item>
        <text:list-item>
          <text:p text:style-name="a3e2ecd">Html/CSS/Sass</text:p>
        </text:list-item>
        <text:list-item>
          <text:p text:style-name="a3e2ecd">SQL</text:p>
        </text:list-item>
      </text:list>
      <text:p>Some exposure (I've worked with this before):</text:p>
      <text:list text:style-name="lc872e4" xml:id="list94098505">
        <text:list-item>
          <text:p text:style-name="af1d8ca">C/C++</text:p>
        </text:list-item>
        <text:list-item>
          <text:p text:style-name="af1d8ca">Clojure</text:p>
        </text:list-item>
        <text:list-item>
          <text:p text:style-name="af1d8ca">Haskell</text:p>
        </text:list-item>
      </text:list>
      <text:p text:style-name="Heading_20_2">Programming Languages</text:p>
      <text:p>Expert (2+ years full-time experience):</text:p>
      <text:list text:style-name="lb8c882" xml:id="list19887711">
        <text:list-item>
          <text:p text:style-name="a156c66">Git</text:p>
        </text:list-item>
      </text:list>
      <text:p>Proficient (1+ year full-time experience):</text:p>
      <text:list text:style-name="l8289b7" xml:id="list26794389">
        <text:list-item>
          <text:p text:style-name="a625aaa">Cascading/Scalding</text:p>
        </text:list-item>
        <text:list-item>
          <text:p text:style-name="a625aaa">AWS</text:p>
        </text:list-item>
        <text:list-item>
          <text:p text:style-name="a625aaa">Http4s</text:p>
        </text:list-item>
        <text:list-item>
          <text:p text:style-name="a625aaa">Play Framework</text:p>
        </text:list-item>
        <text:list-item>
          <text:p text:style-name="a625aaa">Spring</text:p>
        </text:list-item>
        <text:list-item>
          <text:p text:style-name="a625aaa">Angular</text:p>
        </text:list-item>
      </text:list>
      <text:p>Some exposure (I've worked with this before):</text:p>
      <text:list text:style-name="l70f88e" xml:id="list74667905">
        <text:list-item>
          <text:p text:style-name="a889215">Spark</text:p>
        </text:list-item>
        <text:list-item>
          <text:p text:style-name="a889215">Akka</text:p>
        </text:list-item>
        <text:list-item>
          <text:p text:style-name="a889215">Ansible</text:p>
        </text:list-item>
      </text:list>
      <text:p>&lt;div class="footer"&gt;You can also check out my &lt;a href="https://github.com/waxmittmann"&gt;GitHub account&lt;/a&gt; to see what kind of things I've been playing with.&lt;/div&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damxam</dc:creator>
    <dc:date>2017-12-21T10:22:41</dc:date>
    <meta:editing-cycles>1</meta:editing-cycles>
    <meta:editing-duration>PT1.284S</meta:editing-duration>
    <meta:initial-creator>damxam</meta:initial-creator>
    <meta:creation-date>2017-12-21T10:22:40</meta:creation-date>
    <dc:language>en</dc:language>
  </office:meta>
</office:document-meta>
</file>